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ea44"/>
    </style:style>
    <style:style style:name="T1" style:family="text">
      <style:text-properties style:text-underline-style="solid" style:text-underline-width="auto" style:text-underline-color="font-color" fo:font-weight="bold" officeooo:rsid="0019e84b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6ea4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1</text:span></text:p>
      <text:p text:style-name="P1">BETWEEN SUBTLE SHADING AND THE ABSENCE OF LIGHT LIES THE NUANCE OF IQLUSION</text:p>
      <text:p text:style-name="Standard"/>
      <text:p text:style-name="P1"><text:span text:style-name="T1">K2</text:span></text:p>
      <text:p text:style-name="P1">IT WAS TOTALLY INVISIBLE HOWS THAT POSSIBLE ? THEY USED THE EARTHS MAGNETIC FIELD X THE INFORMATION WAS GATHERED AND TRANSMITTED UNDERGRUUND TO AN UNKNOWN LOCATION X DOES LANGLEY KNOW ABOUT THIS ? THEY SHOULD ITS BURIED OUT THERE SOMEWHERE X WHO KNOWS THE EXACT LOCATION ? ONLY WW THIS WAS HIS LAST MESSAGE X THIRTY EIGHT DEGREES FIFTY SEVEN MINUTES SIX POINT FIVE SECONDS NORTH SEVENTY SEVEN DEGREES EIGHT MINUTES FORTY FOUR SECONDS WEST X LAYER TWO</text:p>
      <text:p text:style-name="Standard"/>
      <text:p text:style-name="P1"><text:span text:style-name="T1">K</text:span><text:span text:style-name="T2">3</text:span></text:p>
      <text:p text:style-name="P1">SLOWLY DESPARATLY SLOWLY THE REMAINS OF PASSAGE DEBRIS THAT ENCUMBERED THE LOWER PART OF THE DOORWAY WAS REMOVED WITH TREMBLING HANDS I MADE A TINY BREACH IN THE UPPER LEFT HAND CORNER AND THEN WIDENING THE HOLE A LITTLE I INSERTED THE CANDLE AND PEERED IN THE HOT AIR ESCAPING FROM THE CHAMBER CAUSED THE FLAME TO FLICKER BUT PRESENTLY DETAILS OF THE ROOM WITHIN EMERGED FROM THE MIST X CAN YOU SEE ANYTHING Q 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0:13:13.560682868</meta:creation-date>
    <meta:generator>LibreOffice/7.4.7.2$Linux_X86_64 LibreOffice_project/40$Build-2</meta:generator>
    <dc:date>2024-05-05T20:13:52.287351681</dc:date>
    <meta:editing-duration>PT39S</meta:editing-duration>
    <meta:editing-cycles>1</meta:editing-cycles>
    <meta:document-statistic meta:table-count="0" meta:image-count="0" meta:object-count="0" meta:page-count="1" meta:paragraph-count="6" meta:word-count="170" meta:character-count="943" meta:non-whitespace-character-count="779"/>
  </office:meta>
</office:document-meta>
</file>